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4.604cm" table:align="left"/>
    </style:style>
    <style:style style:name="Table1.A" style:family="table-column">
      <style:table-column-properties style:column-width="34.604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0.273cm" table:align="left"/>
    </style:style>
    <style:style style:name="Table2.A" style:family="table-column">
      <style:table-column-properties style:column-width="0.273cm"/>
    </style:style>
    <style:style style:name="Table2.A1" style:family="table-cell">
      <style:table-cell-properties style:vertical-align="middle"/>
    </style:style>
    <style:style style:name="P1" style:family="paragraph" style:parent-style-name="Preformatted_20_Text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style:font-name="Ubuntu Mono" fo:font-size="10.3999996185303pt"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cm" loext:contextual-spacing="false" fo:line-height="120%" fo:text-align="start" style:justify-single-word="false" fo:padding="0cm" fo:border="none"/>
      <style:text-properties style:font-name="Ubuntu Mono" fo:font-size="10.3999996185303pt" loext:padding="0cm" loext:border="none"/>
    </style:style>
    <style:style style:name="P4" style:family="paragraph" style:parent-style-name="Preformatted_20_Text">
      <style:paragraph-properties fo:margin-top="0cm" fo:margin-bottom="0cm" loext:contextual-spacing="false" fo:line-height="120%" fo:text-align="start" style:justify-single-word="false" fo:padding="0cm" fo:border="none"/>
      <style:text-properties style:font-name="Ubuntu Mono" fo:font-size="10.3999996185303pt"/>
    </style:style>
    <style:style style:name="P5" style:family="paragraph" style:parent-style-name="Preformatted_20_Text">
      <style:paragraph-properties fo:margin-top="0cm" fo:margin-bottom="0cm" loext:contextual-spacing="false" fo:line-height="120%" fo:text-align="start" style:justify-single-word="false" fo:padding="0cm" fo:border="none"/>
      <style:text-properties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line-height="120%" fo:text-align="start" style:justify-single-word="false" fo:padding="0cm" fo:border="none"/>
      <style:text-properties fo:color="#c5060b" style:font-name="Ubuntu Mono" fo:font-size="10.3999996185303pt"/>
    </style:style>
    <style:style style:name="P7" style:family="paragraph" style:parent-style-name="Preformatted_20_Text">
      <style:paragraph-properties fo:margin-top="0cm" fo:margin-bottom="0cm" loext:contextual-spacing="false" fo:line-height="120%" fo:text-align="start" style:justify-single-word="false" fo:padding="0cm" fo:border="none"/>
      <style:text-properties fo:color="#c5060b"/>
    </style:style>
    <style:style style:name="P8" style:family="paragraph" style:parent-style-name="Preformatted_20_Text">
      <style:paragraph-properties fo:margin-top="0cm" fo:margin-bottom="0cm" loext:contextual-spacing="false" fo:line-height="120%" fo:text-align="start" style:justify-single-word="false" fo:padding="0cm" fo:border="none"/>
      <style:text-properties fo:color="#0000ff" style:font-name="Ubuntu Mono" fo:font-size="10.3999996185303pt"/>
    </style:style>
    <style:style style:name="P9" style:family="paragraph" style:parent-style-name="Preformatted_20_Text">
      <style:paragraph-properties fo:margin-top="0cm" fo:margin-bottom="0cm" loext:contextual-spacing="false" fo:line-height="120%" fo:text-align="start" style:justify-single-word="false" fo:padding="0cm" fo:border="none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paragraph-properties fo:line-height="120%" fo:text-align="start" style:justify-single-word="false"/>
      <style:text-properties fo:color="#0000ff" style:font-name="Ubuntu Mono" fo:font-size="10.3999996185303pt"/>
    </style:style>
    <style:style style:name="T1" style:family="text">
      <style:text-properties style:font-name="Ubuntu Mono" fo:font-size="10.3999996185303pt"/>
    </style:style>
    <style:style style:name="T2" style:family="text">
      <style:text-properties style:font-name="Ubuntu Mono" fo:font-size="10.3999996185303pt" style:font-name-asian="Ubuntu Mono" style:font-size-asian="10.3999996185303pt" style:font-name-complex="Ubuntu Mono" style:font-size-complex="10.3999996185303pt"/>
    </style:style>
    <style:style style:name="T3" style:family="text">
      <style:text-properties fo:color="#0000ff"/>
    </style:style>
    <style:style style:name="T4" style:family="text">
      <style:text-properties fo:color="#c5060b"/>
    </style:style>
    <style:style style:name="T5" style:family="text">
      <style:text-properties fo:color="#c5060b" style:font-name="Ubuntu Mono" fo:font-size="10.399999618530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bookmark text:name="rstudio_console_output"/>R version 3.4.4 (2018-03-15) -- "Someone to Lean On"</text:p>
            <text:p text:style-name="P3">Copyright (C) 2018 The R Foundation for Statistical Computing</text:p>
            <text:p text:style-name="P3">Platform: x86_64-pc-linux-gnu (64-bit)</text:p>
            <text:p text:style-name="P9"/>
            <text:p text:style-name="P3">R is free software and comes with ABSOLUTELY NO WARRANTY.</text:p>
            <text:p text:style-name="P3">You are welcome to redistribute it under certain conditions.</text:p>
            <text:p text:style-name="P3">Type 'license()' or 'licence()' for distribution details.</text:p>
            <text:p text:style-name="P9"/>
            <text:p text:style-name="P5"><text:s text:c="2"/><text:span text:style-name="T1">Natural language support but running in an English locale</text:span></text:p>
            <text:p text:style-name="P9"/>
            <text:p text:style-name="P3">R is a collaborative project with many contributors.</text:p>
            <text:p text:style-name="P3">Type 'contributors()' for more information and</text:p>
            <text:p text:style-name="P3">'citation()' on how to cite R or R packages in publications.</text:p>
            <text:p text:style-name="P9"/>
            <text:p text:style-name="P3">Type 'demo()' for some demos, 'help()' for on-line help, or</text:p>
            <text:p text:style-name="P3">'help.start()' for an HTML browser interface to help.</text:p>
            <text:p text:style-name="P3">Type 'q()' to quit R.</text:p>
            <text:p text:style-name="P9"/>
            <text:p text:style-name="P3">[Workspace loaded from ~/.RData]</text:p>
            <text:p text:style-name="P9"/>
            <text:p text:style-name="P4"><text:span text:style-name="T3">&gt; #A</text:span></text:p>
            <text:p text:style-name="P4"><text:span text:style-name="T3">&gt; #1</text:span></text:p>
            <text:p text:style-name="P4"><text:span text:style-name="T3">&gt; #install.packages("quantmod")</text:span></text:p>
            <text:p text:style-name="P4"><text:span text:style-name="T3">&gt; library(quantmod)</text:span></text:p>
            <text:p text:style-name="P6">Loading required package: xts</text:p>
            <text:p text:style-name="P6">Loading required package: zoo</text:p>
            <text:p text:style-name="P9"/>
            <text:p text:style-name="P6">Attaching package: ‘zoo’</text:p>
            <text:p text:style-name="P9"/>
            <text:p text:style-name="P6">The following objects are masked from ‘package:base’:</text:p>
            <text:p text:style-name="P9"/>
            <text:p text:style-name="P7"><text:s text:c="4"/><text:span text:style-name="T1">as.Date, as.Date.numeric</text:span></text:p>
            <text:p text:style-name="P9"/>
            <text:p text:style-name="P6">Loading required package: TTR</text:p>
            <text:p text:style-name="P6">Version 0.4-0 included new data defaults. See ?getSymbols.</text:p>
            <text:p text:style-name="P6">Learn from a quantmod author: https://www.datacamp.com/courses/importing-and-managing-financial-data-in-r</text:p>
            <text:p text:style-name="P4"><text:span text:style-name="T3">&gt; stocks &lt;- c("MMM","AXP","AAPL","BA","CAT","CVX","CSCO","KO","DIS","DWDP","XOM","GS","HD","IBM","INTC",</text:span></text:p>
            <text:p text:style-name="P4"><text:span text:style-name="T3">+ <text:s text:c="12"/>"JNJ","JPM","MCD","MRK","MSFT","NKE","PFE","PG","TRV","UTX","UNH","VZ","V","WMT","WBA")</text:span></text:p>
            <text:p text:style-name="P4"><text:span text:style-name="T3">&gt; dj30 = new.env()</text:span></text:p>
            <text:p text:style-name="P4"><text:span text:style-name="T3">&gt; getSymbols(stocks,src="yahoo", from="1999-12-31", to="2018-12-31")</text:span></text:p>
            <text:p text:style-name="P7">‘<text:span text:style-name="T1">getSymbols’ currently uses auto.assign=TRUE by default, but will</text:span></text:p>
            <text:p text:style-name="P6">use auto.assign=FALSE in 0.5-0. You will still be able to use</text:p>
            <text:p text:style-name="P7">‘<text:span text:style-name="T1">loadSymbols’ to automatically load data. getOption("getSymbols.env")</text:span></text:p>
            <text:p text:style-name="P6">and getOption("getSymbols.auto.assign") will still be checked for</text:p>
            <text:p text:style-name="P6">alternate defaults.</text:p>
            <text:p text:style-name="P9"/>
            <text:p text:style-name="P6">This message is shown once per session and may be disabled by setting </text:p>
            <text:p text:style-name="P6">options("getSymbols.warning4.0"=FALSE). See ?getSymbols for details.</text:p>
            <text:p text:style-name="P9"/>
            <text:p text:style-name="P9"/>
            <text:p text:style-name="P6">WARNING: There have been significant changes to Yahoo Finance data.</text:p>
            <text:p text:style-name="P6"><text:soft-page-break/>Please see the Warning section of ‘?getSymbols.yahoo’ for details.</text:p>
            <text:p text:style-name="P9"/>
            <text:p text:style-name="P6">This message is shown once per session and may be disabled by setting</text:p>
            <text:p text:style-name="P6">options("getSymbols.yahoo.warning"=FALSE).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2"><text:s/><text:span text:style-name="T1">[1] "MMM" <text:s/>"AXP" <text:s/>"AAPL" "BA" <text:s text:c="2"/>"CAT" <text:s/>"CVX" <text:s/>"CSCO" "KO" <text:s text:c="2"/>"DIS" <text:s/>"DWDP" "XOM" <text:s/>"GS" <text:s text:c="2"/>"HD" <text:s text:c="2"/>"IBM" <text:s/>"INTC" "JNJ" <text:s/>"JPM" <text:s/>"MCD" <text:s/>"MRK" <text:s/>"MSFT" "NKE" <text:s/>"PFE" <text:s/>"PG" <text:s text:c="2"/>"TRV" <text:s/>"UTX" <text:s/>"UNH" </text:span></text:p>
            <text:p text:style-name="P3">[27] "VZ" <text:s text:c="2"/>"V" <text:s text:c="3"/>"WMT" <text:s/>"WBA" </text:p>
            <text:p text:style-name="P4"><text:span text:style-name="T3">&gt; #Loading functions:</text:span></text:p>
            <text:p text:style-name="P4"><text:span text:style-name="T3">&gt; muF&lt;-function(d,X){mean(X)*sum(d)}</text:span></text:p>
            <text:p text:style-name="P4"><text:span text:style-name="T3">&gt; # Calculate the variance of forecaster using quadratic form</text:span></text:p>
            <text:p text:style-name="P4"><text:span text:style-name="T3">&gt; # d: vector of dj coefficients (j=0, ..., m-2)</text:span></text:p>
            <text:p text:style-name="P4"><text:span text:style-name="T3">&gt; # X: log returns</text:span></text:p>
            <text:p text:style-name="P4"><text:span text:style-name="T3">&gt; varF&lt;-function(d,X){</text:span></text:p>
            <text:p text:style-name="P4"><text:span text:style-name="T3">+ <text:s text:c="2"/>M&lt;-length(d)-1</text:span></text:p>
            <text:p text:style-name="P4"><text:span text:style-name="T3">+ <text:s text:c="2"/>acfs&lt;- acf(X, plot=F, type="covariance", lag.max=M)$acf</text:span></text:p>
            <text:p text:style-name="P4"><text:span text:style-name="T3">+ <text:s text:c="2"/>Gamma&lt;-toeplitz(as.vector(acfs))</text:span></text:p>
            <text:p text:style-name="P4"><text:span text:style-name="T3">+ <text:s text:c="2"/>d%*%Gamma%*%as.vector(d)</text:span></text:p>
            <text:p text:style-name="P4"><text:span text:style-name="T3">+ }</text:span></text:p>
            <text:p text:style-name="P4"><text:span text:style-name="T3">&gt; # Calculate ACF(1) of forecaster using matrix operation and outer function in r</text:span></text:p>
            <text:p text:style-name="P4"><text:span text:style-name="T3">&gt; rhoF&lt;-function(d,X){</text:span></text:p>
            <text:p text:style-name="P4"><text:span text:style-name="T3">+ <text:s text:c="2"/>M&lt;-length(d)-1</text:span></text:p>
            <text:p text:style-name="P4"><text:span text:style-name="T3">+ <text:s text:c="2"/>acfs&lt;- acf(X, plot = F, type = "covariance", lag.max=M+2)$acf#M+2</text:span></text:p>
            <text:p text:style-name="P4"><text:span text:style-name="T3">+ <text:s text:c="2"/>temp&lt;-d%*%matrix(acfs[abs(outer(0:M,1:(M+1), "-")) +1,,1],</text:span></text:p>
            <text:p text:style-name="P4"><text:span text:style-name="T3">+ <text:s text:c="19"/>M+1, M+1) %*% as.vector(d)</text:span></text:p>
            <text:p text:style-name="P4"><text:span text:style-name="T3">+ <text:s text:c="2"/>temp/varF(d,X)</text:span></text:p>
            <text:p text:style-name="P4"><text:span text:style-name="T3">+ }</text:span></text:p>
            <text:p text:style-name="P4"><text:span text:style-name="T3">&gt; corXF&lt;-function(d,X){</text:span></text:p>
            <text:p text:style-name="P4"><text:span text:style-name="T3">+ <text:s text:c="2"/>Mp&lt;-length(d)</text:span></text:p>
            <text:p text:style-name="P4"><text:span text:style-name="T3">+ <text:s text:c="2"/>acfs&lt;- acf(X, plot=F, type= "covariance", lag.max=Mp)$acf</text:span></text:p>
            <text:p text:style-name="P4"><text:soft-page-break/><text:span text:style-name="T3">+ <text:s text:c="2"/>sum(d*acfs[-1])/sqrt(acfs[1]*varF(d,X))</text:span></text:p>
            <text:p text:style-name="P4"><text:span text:style-name="T3">+ }</text:span></text:p>
            <text:p text:style-name="P4"><text:span text:style-name="T3">&gt; Hold&lt;-function(rho){pi/acos(rho)}</text:span></text:p>
            <text:p text:style-name="P4"><text:span text:style-name="T3">&gt; # m &gt; r &gt;=1</text:span></text:p>
            <text:p text:style-name="P4"><text:span text:style-name="T3">&gt; d&lt;-function(m,r){ c((m-r)*((0:(r-1))+1), r*(m-(r: (m-1))-1))}</text:span></text:p>
            <text:p text:style-name="P4"><text:span text:style-name="T3">&gt; # retX: log asset return</text:span></text:p>
            <text:p text:style-name="P4"><text:span text:style-name="T3">&gt; # m: long-term MA</text:span></text:p>
            <text:p text:style-name="P4"><text:span text:style-name="T3">&gt; # r: short-term MA</text:span></text:p>
            <text:p text:style-name="P4"><text:span text:style-name="T3">&gt; ruleReturn&lt;-function(retX, m, r){</text:span></text:p>
            <text:p text:style-name="P4"><text:span text:style-name="T3">+ <text:s text:c="2"/>vX&lt;-sd(retX)</text:span></text:p>
            <text:p text:style-name="P4"><text:span text:style-name="T3">+ <text:s text:c="2"/>mX&lt;-mean(retX)</text:span></text:p>
            <text:p text:style-name="P4"><text:span text:style-name="T3">+ <text:s text:c="2"/>mF&lt;-muF(d(m,r),retX)</text:span></text:p>
            <text:p text:style-name="P4"><text:span text:style-name="T3">+ <text:s text:c="2"/>vF&lt;-sqrt(varF(d(m,r),retX))</text:span></text:p>
            <text:p text:style-name="P4"><text:span text:style-name="T3">+ <text:s text:c="2"/>rXF&lt;-corXF(d(m,r),retX)</text:span></text:p>
            <text:p text:style-name="P4"><text:span text:style-name="T3">+ <text:s text:c="2"/>rF&lt;-rhoF(d(m,r),retX)</text:span></text:p>
            <text:p text:style-name="P4"><text:span text:style-name="T3">+ <text:s text:c="2"/>ER&lt;-sqrt(2/pi)*vX*rXF*exp(-mF*mF/(2*vF*vF))+mX*(1-2*pnorm(-mF/vF))</text:span></text:p>
            <text:p text:style-name="P4"><text:span text:style-name="T3">+ <text:s text:c="2"/>H&lt;-Hold(rF)</text:span></text:p>
            <text:p text:style-name="P4"><text:span text:style-name="T3">+ <text:s text:c="2"/>list("ER"=ER, "H"=H, "rhoF"=rF, "VF"=vF, "muF"=mF, "corXF"=rXF)</text:span></text:p>
            <text:p text:style-name="P4"><text:span text:style-name="T3">+ }</text:span></text:p>
            <text:p text:style-name="P4"><text:span text:style-name="T3">&gt; all_mr_double_ma &lt;-NULL</text:span></text:p>
            <text:p text:style-name="P4"><text:span text:style-name="T3">&gt; #Q6 from 2018 assignment</text:span></text:p>
            <text:p text:style-name="P4"><text:span text:style-name="T3">&gt; for(stock in stocks) {</text:span></text:p>
            <text:p text:style-name="P4"><text:span text:style-name="T3">+ <text:s text:c="2"/>#stockAdjusted = dj30[[stock]][,paste(stock, ".Adjusted",sep="")]</text:span></text:p>
            <text:p text:style-name="P4"><text:span text:style-name="T3">+ <text:s text:c="2"/>#monthlyData = coredata(diff(log(apply.monthly(stockAdjusted, last))))</text:span></text:p>
            <text:p text:style-name="P4"><text:span text:style-name="T3">+ <text:s text:c="2"/>#monthlyData=na.omit(monthlyData)</text:span></text:p>
            <text:p text:style-name="P4"><text:span text:style-name="T3">+ <text:s text:c="2"/>#https://www.rdocumentation.org/packages/quantmod/versions/0.4-13/topics/periodReturn</text:span></text:p>
            <text:p text:style-name="P4"><text:span text:style-name="T3">+ <text:s text:c="2"/>monthlyData &lt;- monthlyReturn(get(stock), type="log")</text:span></text:p>
            <text:p text:style-name="P4"><text:span text:style-name="T3">+ <text:s text:c="2"/></text:span></text:p>
            <text:p text:style-name="P4"><text:span text:style-name="T3">+ <text:s text:c="2"/>result&lt;- numeric(0)</text:span></text:p>
            <text:p text:style-name="P4"><text:span text:style-name="T3">+ <text:s text:c="2"/>m &lt;- numeric(0)</text:span></text:p>
            <text:p text:style-name="P4"><text:span text:style-name="T3">+ <text:s text:c="2"/>r &lt;- numeric(0)</text:span></text:p>
            <text:p text:style-name="P4"><text:span text:style-name="T3">+ <text:s text:c="2"/>for (i in 2:11){</text:span></text:p>
            <text:p text:style-name="P4"><text:span text:style-name="T3">+ <text:s text:c="4"/>for(j in (i+1):12){</text:span></text:p>
            <text:p text:style-name="P4"><text:span text:style-name="T3">+ <text:s text:c="6"/>if (j&gt;i){</text:span></text:p>
            <text:p text:style-name="P4"><text:span text:style-name="T3">+ <text:s text:c="8"/>result &lt;- c(result, ruleReturn(monthlyData, m = j, r = i)[[1]])</text:span></text:p>
            <text:p text:style-name="P4"><text:span text:style-name="T3">+ <text:s text:c="8"/>m &lt;- c(m,j)</text:span></text:p>
            <text:p text:style-name="P4"><text:span text:style-name="T3">+ <text:s text:c="8"/>r &lt;- c(r,i)</text:span></text:p>
            <text:p text:style-name="P4"><text:span text:style-name="T3">+ <text:s text:c="6"/>}</text:span></text:p>
            <text:p text:style-name="P4"><text:span text:style-name="T3">+ <text:s text:c="4"/>}</text:span></text:p>
            <text:p text:style-name="P4"><text:span text:style-name="T3">+ <text:s text:c="2"/>}</text:span></text:p>
            <text:p text:style-name="P4"><text:span text:style-name="T3">+ <text:s text:c="2"/>m_optimal &lt;- m[which.max(result)]</text:span></text:p>
            <text:p text:style-name="P4"><text:span text:style-name="T3">+ <text:s text:c="2"/>r_optimal &lt;- r[which.max(result)]</text:span></text:p>
            <text:p text:style-name="P4"><text:span text:style-name="T3">+ <text:s text:c="2"/>#list(optimal_m = m_optimal, optimal_r = r_optimal)</text:span></text:p>
            <text:p text:style-name="P4"><text:span text:style-name="T3">+ <text:s text:c="2"/></text:span></text:p>
            <text:p text:style-name="P4"><text:span text:style-name="T3">+ <text:s text:c="2"/>#collect all m and r for double ma rule</text:span></text:p>
            <text:p text:style-name="P4"><text:span text:style-name="T3">+ <text:s text:c="2"/>all_mr_double_ma &lt;- rbind(all_mr_double_ma, c(m_optimal, r_optimal))</text:span></text:p>
            <text:p text:style-name="P4"><text:span text:style-name="T3">+ <text:s text:c="2"/></text:span></text:p>
            <text:p text:style-name="P4"><text:span text:style-name="T3">+ }</text:span></text:p>
            <text:p text:style-name="P4"><text:span text:style-name="T3">&gt; #add title for the result</text:span></text:p>
            <text:p text:style-name="P4"><text:span text:style-name="T3">&gt; row.names(all_mr_double_ma) &lt;- stocks</text:span></text:p>
            <text:p text:style-name="P4"><text:span text:style-name="T3">&gt; colnames(all_mr_double_ma) &lt;- c("m", "r")</text:span></text:p>
            <text:p text:style-name="P4"><text:span text:style-name="T3">&gt; all_mr_double_ma</text:span></text:p>
            <text:p text:style-name="P2"><text:s text:c="6"/><text:span text:style-name="T1">m <text:s/>r</text:span></text:p>
            <text:p text:style-name="P3">MMM <text:s text:c="2"/>9 <text:s/>8</text:p>
            <text:p text:style-name="P3"><text:soft-page-break/>AXP <text:s text:c="2"/>5 <text:s/>4</text:p>
            <text:p text:style-name="P3">AAPL <text:s/>3 <text:s/>2</text:p>
            <text:p text:style-name="P3">BA <text:s text:c="3"/>9 <text:s/>8</text:p>
            <text:p text:style-name="P3">CAT <text:s text:c="2"/>5 <text:s/>4</text:p>
            <text:p text:style-name="P3">CVX <text:s text:c="2"/>9 <text:s/>6</text:p>
            <text:p text:style-name="P3">CSCO <text:s/>7 <text:s/>6</text:p>
            <text:p text:style-name="P3">KO <text:s text:c="3"/>7 <text:s/>6</text:p>
            <text:p text:style-name="P3">DIS <text:s text:c="2"/>5 <text:s/>4</text:p>
            <text:p text:style-name="P3">DWDP <text:s/>4 <text:s/>3</text:p>
            <text:p text:style-name="P3">XOM <text:s/>12 11</text:p>
            <text:p text:style-name="P3">GS <text:s text:c="3"/>4 <text:s/>3</text:p>
            <text:p text:style-name="P3">HD <text:s text:c="2"/>11 10</text:p>
            <text:p text:style-name="P3">IBM <text:s/>12 11</text:p>
            <text:p text:style-name="P3">INTC <text:s/>4 <text:s/>3</text:p>
            <text:p text:style-name="P3">JNJ <text:s text:c="2"/>9 <text:s/>8</text:p>
            <text:p text:style-name="P3">JPM <text:s/>12 11</text:p>
            <text:p text:style-name="P3">MCD <text:s text:c="2"/>7 <text:s/>5</text:p>
            <text:p text:style-name="P3">MRK <text:s text:c="2"/>9 <text:s/>7</text:p>
            <text:p text:style-name="P3">MSFT <text:s/>9 <text:s/>8</text:p>
            <text:p text:style-name="P3">NKE <text:s text:c="2"/>9 <text:s/>7</text:p>
            <text:p text:style-name="P3">PFE <text:s text:c="2"/>9 <text:s/>8</text:p>
            <text:p text:style-name="P3">PG <text:s text:c="3"/>5 <text:s/>3</text:p>
            <text:p text:style-name="P3">TRV <text:s text:c="2"/>9 <text:s/>8</text:p>
            <text:p text:style-name="P3">UTX <text:s text:c="2"/>5 <text:s/>4</text:p>
            <text:p text:style-name="P3">UNH <text:s text:c="2"/>9 <text:s/>8</text:p>
            <text:p text:style-name="P3">VZ <text:s text:c="3"/>9 <text:s/>8</text:p>
            <text:p text:style-name="P3">V <text:s text:c="4"/>5 <text:s/>4</text:p>
            <text:p text:style-name="P3">WMT <text:s text:c="2"/>9 <text:s/>8</text:p>
            <text:p text:style-name="P3">WBA <text:s text:c="2"/>6 <text:s/>5</text:p>
            <text:p text:style-name="P4"><text:span text:style-name="T3">&gt; #add title for the result</text:span></text:p>
            <text:p text:style-name="P4"><text:span text:style-name="T3">&gt; row.names(all_mr_double_ma) &lt;- stocks</text:span></text:p>
            <text:p text:style-name="P4"><text:span text:style-name="T3">&gt; colnames(all_mr_double_ma) &lt;- c("m", "r")</text:span></text:p>
            <text:p text:style-name="P4"><text:span text:style-name="T3">&gt; all_mr_double_ma</text:span></text:p>
            <text:p text:style-name="P2"><text:s text:c="6"/><text:span text:style-name="T1">m <text:s/>r</text:span></text:p>
            <text:p text:style-name="P3">MMM <text:s text:c="2"/>9 <text:s/>8</text:p>
            <text:p text:style-name="P3">AXP <text:s text:c="2"/>5 <text:s/>4</text:p>
            <text:p text:style-name="P3">AAPL <text:s/>3 <text:s/>2</text:p>
            <text:p text:style-name="P3">BA <text:s text:c="3"/>9 <text:s/>8</text:p>
            <text:p text:style-name="P3">CAT <text:s text:c="2"/>5 <text:s/>4</text:p>
            <text:p text:style-name="P3">CVX <text:s text:c="2"/>9 <text:s/>6</text:p>
            <text:p text:style-name="P3">CSCO <text:s/>7 <text:s/>6</text:p>
            <text:p text:style-name="P3">KO <text:s text:c="3"/>7 <text:s/>6</text:p>
            <text:p text:style-name="P3">DIS <text:s text:c="2"/>5 <text:s/>4</text:p>
            <text:p text:style-name="P3">DWDP <text:s/>4 <text:s/>3</text:p>
            <text:p text:style-name="P3">XOM <text:s/>12 11</text:p>
            <text:p text:style-name="P3">GS <text:s text:c="3"/>4 <text:s/>3</text:p>
            <text:p text:style-name="P3">HD <text:s text:c="2"/>11 10</text:p>
            <text:p text:style-name="P3">IBM <text:s/>12 11</text:p>
            <text:p text:style-name="P3">INTC <text:s/>4 <text:s/>3</text:p>
            <text:p text:style-name="P3">JNJ <text:s text:c="2"/>9 <text:s/>8</text:p>
            <text:p text:style-name="P3">JPM <text:s/>12 11</text:p>
            <text:p text:style-name="P3">MCD <text:s text:c="2"/>7 <text:s/>5</text:p>
            <text:p text:style-name="P3">MRK <text:s text:c="2"/>9 <text:s/>7</text:p>
            <text:p text:style-name="P3">MSFT <text:s/>9 <text:s/>8</text:p>
            <text:p text:style-name="P3"><text:soft-page-break/>NKE <text:s text:c="2"/>9 <text:s/>7</text:p>
            <text:p text:style-name="P3">PFE <text:s text:c="2"/>9 <text:s/>8</text:p>
            <text:p text:style-name="P3">PG <text:s text:c="3"/>5 <text:s/>3</text:p>
            <text:p text:style-name="P3">TRV <text:s text:c="2"/>9 <text:s/>8</text:p>
            <text:p text:style-name="P3">UTX <text:s text:c="2"/>5 <text:s/>4</text:p>
            <text:p text:style-name="P3">UNH <text:s text:c="2"/>9 <text:s/>8</text:p>
            <text:p text:style-name="P3">VZ <text:s text:c="3"/>9 <text:s/>8</text:p>
            <text:p text:style-name="P3">V <text:s text:c="4"/>5 <text:s/>4</text:p>
            <text:p text:style-name="P3">WMT <text:s text:c="2"/>9 <text:s/>8</text:p>
            <text:p text:style-name="P3">WBA <text:s text:c="2"/>6 <text:s/>5</text:p>
            <text:p text:style-name="P4"><text:span text:style-name="T3">&gt; #2)</text:span></text:p>
            <text:p text:style-name="P4"><text:span text:style-name="T3">&gt; #cumulate returns</text:span></text:p>
            <text:p text:style-name="P4"><text:span text:style-name="T3">&gt; returns &lt;- NULL</text:span></text:p>
            <text:p text:style-name="P4"><text:span text:style-name="T3">&gt; #In this question, I collect data from 5 years, 60 month period</text:span></text:p>
            <text:p text:style-name="P4"><text:span text:style-name="T3">&gt; getSymbols(stocks, src="yahoo", from="2014-01-01", to="2018-12-31")</text:span>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2"><text:s/><text:span text:style-name="T1">[1] "MMM" <text:s/>"AXP" <text:s/>"AAPL" "BA" <text:s text:c="2"/>"CAT" <text:s/>"CVX" <text:s/>"CSCO" "KO" <text:s text:c="2"/>"DIS" <text:s/>"DWDP" "XOM" <text:s/>"GS" <text:s text:c="2"/>"HD" <text:s text:c="2"/>"IBM" <text:s/>"INTC" "JNJ" <text:s/>"JPM" <text:s/>"MCD" <text:s/>"MRK" <text:s/>"MSFT" "NKE" <text:s/>"PFE" <text:s/>"PG" <text:s text:c="2"/>"TRV" <text:s/>"UTX" <text:s/>"UNH" </text:span></text:p>
            <text:p text:style-name="P3">[27] "VZ" <text:s text:c="2"/>"V" <text:s text:c="3"/>"WMT" <text:s/>"WBA" </text:p>
            <text:p text:style-name="P4"><text:span text:style-name="T3">&gt; for(stock in stocks){</text:span></text:p>
            <text:p text:style-name="P4"><text:span text:style-name="T3">+ <text:s text:c="2"/>#stockAdjusted = dj30[[stock]][,paste(stock, ".Adjusted",sep="")]</text:span></text:p>
            <text:p text:style-name="P4"><text:span text:style-name="T3">+ <text:s text:c="2"/>#monthlyData = coredata(diff(log(apply.monthly(stockAdjusted, last))))</text:span></text:p>
            <text:p text:style-name="P4"><text:span text:style-name="T3">+ <text:s text:c="2"/>#monthlyData=na.omit(monthlyData)</text:span></text:p>
            <text:p text:style-name="P4"><text:span text:style-name="T3">+ <text:s text:c="2"/>#na_fill = rep(NA,228-length(monthlyData))</text:span></text:p>
            <text:p text:style-name="P4"><text:span text:style-name="T3">+ <text:s text:c="2"/>#monthlyData=c(na_fill, monthlyData)</text:span></text:p>
            <text:p text:style-name="P4"><text:span text:style-name="T3">+ <text:s text:c="2"/>#monthlyData &lt;- monthlyReturn(dj30[[stock]][,paste(stock, ".Adjusted",sep="")], type="log")</text:span></text:p>
            <text:p text:style-name="P4"><text:span text:style-name="T3">+ <text:s text:c="2"/>monthlyData&lt;- monthlyReturn(get(stock), type="log")</text:span></text:p>
            <text:p text:style-name="P4"><text:span text:style-name="T3">+ <text:s text:c="2"/>returns &lt;- cbind(returns, monthlyData)</text:span></text:p>
            <text:p text:style-name="P4"><text:span text:style-name="T3">+ }</text:span></text:p>
            <text:p text:style-name="P4"><text:span text:style-name="T3">&gt; #R^(EW)_1 = 1/30 \Sigma_i B_(i,t-1) * <text:s/>r_(i,t)</text:span></text:p>
            <text:p text:style-name="P4"><text:soft-page-break/><text:span text:style-name="T3">&gt; #The formula of R_t^EW expression, the average of sum rulereturn</text:span></text:p>
            <text:p text:style-name="P4"><text:span text:style-name="T3">&gt; EW &lt;- numeric(nrow(returns))</text:span></text:p>
            <text:p text:style-name="P4"><text:span text:style-name="T3">&gt; for (i in 1:nrow(returns)){</text:span></text:p>
            <text:p text:style-name="P4"><text:span text:style-name="T3">+ <text:s text:c="2"/>#remove the na, for any exception.</text:span></text:p>
            <text:p text:style-name="P4"><text:span text:style-name="T3">+ <text:s text:c="2"/>EW[i] &lt;- mean(returns[i,], na.rm=TRUE)</text:span></text:p>
            <text:p text:style-name="P4"><text:span text:style-name="T3">+ }</text:span></text:p>
            <text:p text:style-name="P4"><text:span text:style-name="T3">&gt; #show the result of EW</text:span></text:p>
            <text:p text:style-name="P4"><text:span text:style-name="T3">&gt; mean(EW)</text:span></text:p>
            <text:p text:style-name="P1">[1] 0.0057565</text:p>
            <text:p text:style-name="P4"><text:span text:style-name="T3">&gt; var(EW)</text:span></text:p>
            <text:p text:style-name="P1">[1] 0.001016225</text:p>
            <text:p text:style-name="P4"><text:span text:style-name="T3">&gt; #R_t^(RP) = \Sigma _i ^30 w_(i,t-1) * B_(i,t-1) * <text:s/>r_(i,t)</text:span></text:p>
            <text:p text:style-name="P4"><text:span text:style-name="T3">&gt; #The formula of R_t^RP expression, the average of weighted ruleReturn</text:span></text:p>
            <text:p text:style-name="P4"><text:span text:style-name="T3">&gt; RP &lt;- numeric(nrow(returns))</text:span></text:p>
            <text:p text:style-name="P4"><text:span text:style-name="T3">&gt; #standard derivation of returns</text:span></text:p>
            <text:p text:style-name="P4"><text:span text:style-name="T3">&gt; std_devs=apply(returns, 2, sd, na.rm=TRUE)</text:span></text:p>
            <text:p text:style-name="P4"><text:span text:style-name="T3">&gt; #The thing before B</text:span></text:p>
            <text:p text:style-name="P4"><text:span text:style-name="T3">&gt; weights &lt;- (1/std_devs)/(sum(1/std_devs))</text:span></text:p>
            <text:p text:style-name="P4"><text:span text:style-name="T3">&gt; for(i in 1:nrow(returns)){</text:span></text:p>
            <text:p text:style-name="P4"><text:span text:style-name="T3">+ <text:s text:c="2"/>RP[i] &lt;- sum(returns[i,] * weights, na.rm=TRUE)</text:span></text:p>
            <text:p text:style-name="P4"><text:span text:style-name="T3">+ }</text:span></text:p>
            <text:p text:style-name="P4"><text:span text:style-name="T3">&gt; #Show the result of RP</text:span></text:p>
            <text:p text:style-name="P4"><text:span text:style-name="T3">&gt; mean(RP)</text:span></text:p>
            <text:p text:style-name="P1">[1] 0.005758299</text:p>
            <text:p text:style-name="P4"><text:span text:style-name="T3">&gt; var(RP)</text:span></text:p>
            <text:p text:style-name="P1">[1] 0.0009601758</text:p>
            <text:p text:style-name="P4"><text:span text:style-name="T3">&gt; #Show performance: Sharpe ratio for Each of ew and rp</text:span></text:p>
            <text:p text:style-name="P4"><text:span text:style-name="T3">&gt; perf_ew1 = ((12 * mean(EW) - 0.02) / (sqrt(12) * sqrt(var(EW))))</text:span></text:p>
            <text:p text:style-name="P4"><text:span text:style-name="T3">&gt; perf_rp1 = ((12 * mean(RP) - 0.02) / (sqrt(12) * sqrt(var(RP))))</text:span></text:p>
            <text:p text:style-name="P4"><text:span text:style-name="T3">&gt; perf_ew1</text:span></text:p>
            <text:p text:style-name="P1">[1] 0.4444278</text:p>
            <text:p text:style-name="P4"><text:span text:style-name="T3">&gt; perf_rp1</text:span></text:p>
            <text:p text:style-name="P1">[1] 0.4574165</text:p>
            <text:p text:style-name="P4"><text:span text:style-name="T3">&gt; #PART B QUESTION 1: </text:span></text:p>
            <text:p text:style-name="P4"><text:span text:style-name="T3">&gt; <text:s text:c="2"/>#find delta with the formula provided:</text:span></text:p>
            <text:p text:style-name="P4"><text:span text:style-name="T3">&gt; #\Sigma(1-\delta)\delta^i=1</text:span></text:p>
            <text:p text:style-name="P4"><text:span text:style-name="T3">&gt; <text:s text:c="2"/>f &lt;- function(s) {</text:span></text:p>
            <text:p text:style-name="P4"><text:span text:style-name="T3">+ <text:s text:c="4"/>sum((1 - s)* s^{0:260})</text:span></text:p>
            <text:p text:style-name="P4"><text:span text:style-name="T3">+ <text:s text:c="2"/>}</text:span></text:p>
            <text:p text:style-name="P4"><text:span text:style-name="T3">&gt; #Solve the delta</text:span></text:p>
            <text:p text:style-name="P4"><text:span text:style-name="T3">&gt; res &lt;- optim(1, f, lower = 0)</text:span></text:p>
            <text:p text:style-name="P6">Error in optim(1, f, lower = 0) : L-BFGS-B needs finite values of 'fn'</text:p>
            <text:p text:style-name="P4"><text:span text:style-name="T4">In addition: Warning message:</text:span></text:p>
            <text:p text:style-name="P6">In optim(1, f, lower = 0) :</text:p>
            <text:p text:style-name="P9"><text:span text:style-name="T4"><text:s text:c="2"/></text:span><text:span text:style-name="T5">bounds can only be used with method L-BFGS-B (or Brent)</text:span></text:p>
            <text:p text:style-name="P4"><text:span text:style-name="T3">&gt; delta &lt;- res$par</text:span></text:p>
            <text:p text:style-name="P6">Error: object 'res' not found</text:p>
            <text:p text:style-name="P4"><text:span text:style-name="T3">&gt; delta</text:span></text:p>
            <text:p text:style-name="P6">Error: object 'delta' not found</text:p>
            <text:p text:style-name="P4"><text:span text:style-name="T3">&gt; #PART B QUESTION 1: </text:span></text:p>
            <text:p text:style-name="P4"><text:span text:style-name="T3">&gt; <text:s text:c="2"/>#find delta with the formula provided:</text:span></text:p>
            <text:p text:style-name="P4"><text:span text:style-name="T3">&gt; #\Sigma(1-\delta)\delta^i=1</text:span></text:p>
            <text:p text:style-name="P4"><text:span text:style-name="T3">&gt; <text:s text:c="2"/>f &lt;- function(s) {</text:span></text:p>
            <text:p text:style-name="P4"><text:span text:style-name="T3">+ <text:s text:c="4"/>sum((1 - s)* s^{0:260})</text:span></text:p>
            <text:p text:style-name="P4"><text:soft-page-break/><text:span text:style-name="T3">+ <text:s text:c="2"/>}</text:span></text:p>
            <text:p text:style-name="P4"><text:span text:style-name="T3">&gt; #Solve the delta</text:span></text:p>
            <text:p text:style-name="P4"><text:span text:style-name="T3">&gt; res &lt;- optim(1, f, lower = 0)</text:span></text:p>
            <text:p text:style-name="P6">Error in optim(1, f, lower = 0) : L-BFGS-B needs finite values of 'fn'</text:p>
            <text:p text:style-name="P4"><text:span text:style-name="T4">In addition: Warning message:</text:span></text:p>
            <text:p text:style-name="P6">In optim(1, f, lower = 0) :</text:p>
            <text:p text:style-name="P9"><text:span text:style-name="T4"><text:s text:c="2"/></text:span><text:span text:style-name="T5">bounds can only be used with method L-BFGS-B (or Brent)</text:span></text:p>
            <text:p text:style-name="P4"><text:span text:style-name="T3">&gt; #PART B QUESTION 1: </text:span></text:p>
            <text:p text:style-name="P4"><text:span text:style-name="T3">&gt; <text:s text:c="2"/>#find delta with the formula provided:</text:span></text:p>
            <text:p text:style-name="P4"><text:span text:style-name="T3">&gt; #\Sigma(1-\delta)\delta^i=1</text:span></text:p>
            <text:p text:style-name="P4"><text:span text:style-name="T3">&gt; <text:s text:c="2"/>f &lt;- function(s) {</text:span></text:p>
            <text:p text:style-name="P4"><text:span text:style-name="T3">+ <text:s text:c="4"/>sum((1 - s)* s^{0:260}) -1</text:span></text:p>
            <text:p text:style-name="P4"><text:span text:style-name="T3">+ <text:s text:c="2"/>}</text:span></text:p>
            <text:p text:style-name="P4"><text:span text:style-name="T3">&gt; #Solve the delta</text:span></text:p>
            <text:p text:style-name="P4"><text:span text:style-name="T3">&gt; res &lt;- optim(0, f, lower = 0)</text:span></text:p>
            <text:p text:style-name="P6">Warning message:</text:p>
            <text:p text:style-name="P6">In optim(0, f, lower = 0) :</text:p>
            <text:p text:style-name="P9"><text:span text:style-name="T4"><text:s text:c="2"/></text:span><text:span text:style-name="T5">bounds can only be used with method L-BFGS-B (or Brent)</text:span></text:p>
            <text:p text:style-name="P4"><text:span text:style-name="T3">&gt; delta &lt;- res$par</text:span></text:p>
            <text:p text:style-name="P4"><text:span text:style-name="T3">&gt; delta</text:span></text:p>
            <text:p text:style-name="P1">[1] 0</text:p>
            <text:p text:style-name="P4"><text:span text:style-name="T3">&gt; #Restore the data</text:span></text:p>
            <text:p text:style-name="P4"><text:span text:style-name="T3">&gt; stocks &lt;- c("MMM","AXP","AAPL","BA","CAT","CVX","CSCO","KO","DIS","DWDP","XOM","GS","HD","IBM","INTC",</text:span></text:p>
            <text:p text:style-name="P4"><text:span text:style-name="T3">+ <text:s text:c="12"/>"JNJ","JPM","MCD","MRK","MSFT","NKE","PFE","PG","TRV","UTX","UNH","VZ","V","WMT","WBA")</text:span></text:p>
            <text:p text:style-name="P4"><text:span text:style-name="T3">&gt; dj30_last5 = new.env()</text:span></text:p>
            <text:p text:style-name="P4"><text:span text:style-name="T3">&gt; #In this question, I use the data for last 5 years</text:span></text:p>
            <text:p text:style-name="P4"><text:span text:style-name="T3">&gt; getSymbols(stocks, src="yahoo", from="2014-01-01", to="2018-12-31")#last 5 years</text:span>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6">pausing 1 second between requests for more than 5 symbols</text:p>
            <text:p text:style-name="P2"><text:s/><text:span text:style-name="T1">[1] "MMM" <text:s/>"AXP" <text:s/>"AAPL" "BA" <text:s text:c="2"/>"CAT" <text:s/>"CVX" <text:s/>"CSCO" "KO" <text:s text:c="2"/>"DIS" <text:s/>"DWDP" "XOM" <text:s/>"GS" <text:s text:c="2"/>"HD" <text:s text:c="2"/>"IBM" <text:s/>"INTC" "JNJ" <text:s/>"JPM" <text:s/>"MCD" <text:s/>"MRK" <text:s/>"MSFT" "NKE" <text:s/>"PFE" <text:s/>"PG" <text:s text:c="2"/>"TRV" <text:s/>"UTX" <text:s/>"UNH" </text:span></text:p>
            <text:p text:style-name="P3"><text:soft-page-break/>[27] "VZ" <text:s text:c="2"/>"V" <text:s text:c="3"/>"WMT" <text:s/>"WBA" </text:p>
            <text:p text:style-name="P4"><text:span text:style-name="T3">&gt; returns_last5=c()</text:span></text:p>
            <text:p text:style-name="P4"><text:span text:style-name="T3">&gt; sigmat &lt;- c()</text:span></text:p>
            <text:p text:style-name="P4"><text:span text:style-name="T3">&gt; #Load the monthly return data to return matrix. Yes, it's a return</text:span></text:p>
            <text:p text:style-name="P4"><text:span text:style-name="T3">&gt; for(stock in stocks){</text:span></text:p>
            <text:p text:style-name="P4"><text:span text:style-name="T3">+ <text:s text:c="2"/>#stockAdjusted = dj30_last5[[stock]][,paste(stock, ".Adjusted",sep="")]</text:span></text:p>
            <text:p text:style-name="P4"><text:span text:style-name="T3">+ <text:s text:c="2"/>#monthlyData = coredata(diff(log(apply.monthly(stockAdjusted, last))))</text:span></text:p>
            <text:p text:style-name="P4"><text:span text:style-name="T3">+ <text:s text:c="2"/>#monthlyData=na.omit(monthlyData)</text:span></text:p>
            <text:p text:style-name="P4"><text:span text:style-name="T3">+ <text:s text:c="2"/>monthlyData &lt;- monthlyReturn(get(stock), type="log")</text:span></text:p>
            <text:p text:style-name="P4"><text:span text:style-name="T3">+ <text:s text:c="2"/>returns_last5 &lt;- cbind(returns_last5, monthlyData)</text:span></text:p>
            <text:p text:style-name="P4"><text:span text:style-name="T3">+ }</text:span></text:p>
            <text:p text:style-name="P4"><text:span text:style-name="T3">&gt; delta&lt;-0.2</text:span></text:p>
            <text:p text:style-name="P4"><text:span text:style-name="T3">&gt; #for all 30 stocks, compute its sigmat</text:span></text:p>
            <text:p text:style-name="P4"><text:span text:style-name="T3">&gt; for(i in 1:30) {#iterate all 30 stocks</text:span></text:p>
            <text:p text:style-name="P4"><text:span text:style-name="T3">+ <text:s text:c="2"/>the_square &lt;- c()</text:span></text:p>
            <text:p text:style-name="P4"><text:span text:style-name="T3">+ <text:s text:c="2"/></text:span></text:p>
            <text:p text:style-name="P4"><text:span text:style-name="T3">+ <text:s text:c="2"/>for(t in 13:nrow(returns_last5)) {#13 or 14?</text:span></text:p>
            <text:p text:style-name="P4"><text:span text:style-name="T3">+ <text:s text:c="4"/>#change to 12</text:span></text:p>
            <text:p text:style-name="P4"><text:span text:style-name="T3">+ <text:s text:c="4"/></text:span></text:p>
            <text:p text:style-name="P4"><text:span text:style-name="T3">+ <text:s text:c="4"/>#As the discussion from professor, we don't follow the formula on handout here, we use</text:span></text:p>
            <text:p text:style-name="P4"><text:span text:style-name="T3">+ <text:s text:c="4"/>#12 \Sigma_(i=0)^11 (1-\delta)\delta^i (r_(t-i-1)-\bar(r))^2</text:span></text:p>
            <text:p text:style-name="P4"><text:span text:style-name="T3">+ <text:s text:c="4"/>#The r_t-i-1, the rule return for that period</text:span></text:p>
            <text:p text:style-name="P4"><text:span text:style-name="T3">+ <text:s text:c="4"/>r_t_i_1 = returns_last5[(t-1):(t-12),i]</text:span></text:p>
            <text:p text:style-name="P4"><text:span text:style-name="T3">+ <text:s text:c="4"/>#bar_r, the mean for all r</text:span></text:p>
            <text:p text:style-name="P4"><text:span text:style-name="T3">+ <text:s text:c="4"/>bar_r = sum((1 - delta)*delta^{0:11} * returns_last5[(t-1):(t-12),i])</text:span></text:p>
            <text:p text:style-name="P4"><text:span text:style-name="T3">+ <text:s text:c="4"/>#The square is \Sigma^2_(s,t)</text:span></text:p>
            <text:p text:style-name="P4"><text:span text:style-name="T3">+ <text:s text:c="4"/>the_square &lt;- c(the_square, 12 * sum((1 - delta)*delta^{0:11}*( r_t_i_1 - bar_r)^2))</text:span></text:p>
            <text:p text:style-name="P4"><text:span text:style-name="T3">+ <text:s text:c="2"/>}</text:span></text:p>
            <text:p text:style-name="P4"><text:span text:style-name="T3">+ <text:s text:c="2"/></text:span></text:p>
            <text:p text:style-name="P4"><text:span text:style-name="T3">+ <text:s text:c="2"/>#the square is a square, so we need square root!</text:span></text:p>
            <text:p text:style-name="P4"><text:span text:style-name="T3">+ <text:s text:c="2"/>sigmat &lt;- cbind(sigmat, sqrt(the_square))</text:span></text:p>
            <text:p text:style-name="P4"><text:span text:style-name="T3">+ }</text:span></text:p>
            <text:p text:style-name="P4"><text:span text:style-name="T3">&gt; sigmat</text:span></text:p>
            <text:p text:style-name="P2"><text:s text:c="12"/><text:span text:style-name="T1">[,1] <text:s text:c="6"/>[,2] <text:s text:c="6"/>[,3] <text:s text:c="6"/>[,4] <text:s text:c="6"/>[,5] <text:s text:c="6"/>[,6] <text:s text:c="6"/>[,7] <text:s text:c="7"/>[,8] <text:s text:c="7"/>[,9] <text:s text:c="6"/>[,10] <text:s text:c="5"/>[,11] <text:s text:c="6"/>[,12] <text:s text:c="5"/>[,13] <text:s text:c="5"/>[,14] <text:s text:c="5"/>[,15] <text:s text:c="6"/>[,16]</text:span></text:p>
            <text:p text:style-name="P5"><text:s/><text:span text:style-name="T1">[1,] 0.16261825 0.17585574 0.21043740 0.14517148 0.01523878 0.19620310 0.02885421 0.132658204 0.194128752 0.054371192 0.17588531 0.117046816 0.16704516 0.14208696 0.09160817 0.102783125</text:span></text:p>
            <text:p text:style-name="P5"><text:s/><text:span text:style-name="T1">[2,] 0.05579610 0.11975083 0.04931825 0.07194976 0.02710043 0.02085088 0.04873131 0.027238767 0.158830573 0.091402687 0.04082451 0.043418925 0.13131718 0.03601459 0.04517609 0.033739787</text:span></text:p>
            <text:p text:style-name="P5"><text:s/><text:span text:style-name="T1">[3,] 0.02487146 0.04542645 0.09770000 0.08095153 0.05947566 0.04662082 0.02236352 0.055072070 0.041290132 0.044840859 0.04810687 0.024409117 0.05841409 0.06637620 0.02799874 0.056710245</text:span></text:p>
            <text:p text:style-name="P5"><text:s/><text:span text:style-name="T1">[4,] 0.01685702 0.10144313 0.05268879 0.06547741 0.11872107 0.09844561 0.04546948 0.072526575 0.084855622 0.035135869 0.08736657 0.054054788 0.01845639 0.10826656 0.05937410 0.041626857</text:span></text:p>
            <text:p text:style-name="P5"><text:s/><text:span text:style-name="T1">[5,] 0.03446436 0.07424900 0.05914266 0.14636404 0.12491972 0.10578941 0.07475032 0.066728796 0.055974430 0.076184360 0.02661208 0.061394504 0.03855645 0.09169247 0.13044147 0.048821069</text:span></text:p>
            <text:p text:style-name="P5"><text:s/><text:span text:style-name="T1">[6,] 0.03188159 0.14129156 0.02954456 0.07085724 0.17886698 0.10181303 0.01622909 0.141845724 0.030327292 0.037395967 0.02905422 0.020414501 0.08582890 0.09371106 0.07597393 0.095435927</text:span></text:p>
            <text:p text:style-name="P5"><text:s/><text:span text:style-name="T1">[7,] 0.05533431 0.12217875 0.06289211 0.13677905 0.19932817 0.04859903 0.03598330 0.177899433 0.056890823 0.073009939 0.04089689 0.009126937 0.18768789 0.09238974 0.09884359 0.107855980</text:span></text:p>
            <text:p text:style-name="P5"><text:s/><text:span text:style-name="T1">[8,] 0.06325854 0.05265918 0.11203232 0.07154734 0.22458741 0.10847794 0.04373585 0.066671707 0.070380709 0.105890469 0.08185212 0.019910148 0.21272693 0.09047032 0.05489107 0.021693163</text:span></text:p>
            <text:p text:style-name="P5"><text:s/><text:span text:style-name="T1">[9,] 0.12673139 0.07004508 0.12726176 0.05626870 0.15822095 0.11468206 0.08656931 0.064584856 0.047162228 0.051173710 0.10851728 0.030410352 0.10389024 0.16628228 0.06611367 0.029933693</text:span></text:p>
            <text:p text:style-name="P3">[10,] 0.06538416 0.04848655 0.09701668 0.12278882 0.08992076 0.13371380 0.19094845 0.115019900 0.027713115 0.061004636 0.12031827 0.067757749 0.05601629 0.18068502 0.14757185 0.031969003</text:p>
            <text:p text:style-name="P3">[11,] 0.03661114 0.10480496 0.21686066 0.13900049 0.13039751 0.16419867 0.17549553 0.168386411 0.045506572 0.070765684 0.11135349 0.088676070 0.05259284 0.02799668 0.18062316 0.055806723</text:p>
            <text:p text:style-name="P3">[12,] 0.05212760 0.18960007 0.19143778 0.18566051 0.10211869 0.15311653 0.10570092 0.077941713 0.101714316 0.112348791 0.09820359 0.192471710 0.08397652 0.06258881 0.09064719 0.038261040</text:p>
            <text:p text:style-name="P3">[13,] 0.06660558 0.20224184 0.07389989 0.12173902 0.22685613 0.17046014 0.21274260 0.101125655 0.215103038 0.124514271 0.08917389 0.275770685 0.12820183 0.12994634 0.13214647 0.085043229</text:p>
            <text:p text:style-name="P3">[14,] 0.09168690 0.06980885 0.16269644 0.07202720 0.09781111 0.07924898 0.23264588 0.148401893 0.169995315 0.143517659 0.06988919 0.135955524 0.15672897 0.08375138 0.09278284 0.056806179</text:p>
            <text:p text:style-name="P3">[15,] 0.04785700 0.06004231 0.06246035 0.05249469 0.14871789 0.10323863 0.15221765 0.092980325 0.037670323 0.112200950 0.08650920 0.074445719 0.07351463 0.09490401 0.14443178 0.019061049</text:p>
            <text:p text:style-name="P3">[16,] 0.08957559 0.04979140 0.05529153 0.04412604 0.14040892 0.18089367 0.07669516 0.033035887 0.036247464 0.078649276 0.07431618 0.031713647 0.13257149 0.11312752 0.10734799 0.033904714</text:p>
            <text:p text:style-name="P3">[17,] 0.06584282 0.07355870 0.10913597 0.04321850 0.04379504 0.02033656 0.10865796 0.073627070 0.059236639 0.081158163 0.01813918 0.069633096 0.05716826 0.04665284 0.23484403 0.052311709</text:p>
            <text:p text:style-name="P3">[18,] 0.03097457 0.02135904 0.02738704 0.08820834 0.09791751 0.04108146 0.13133712 0.114549286 0.124344860 0.092536384 0.03924552 0.072334455 0.06974257 0.05890092 0.12440969 0.076084515</text:p>
            <text:p text:style-name="P3">[19,] 0.06709915 0.04025615 0.06119311 0.17586775 0.09546329 0.07356064 0.16372456 0.114104374 0.271761259 0.084731398 0.04892092 0.094153204 0.07859110 0.11009447 0.08673979 0.118445247</text:p>
            <text:p text:style-name="P3"><text:soft-page-break/>[20,] 0.12244802 0.05738068 0.11032768 0.17884768 0.18980215 0.15683437 0.17165347 0.097448020 0.260221167 0.170239458 0.10545509 0.100589752 0.05065419 0.09659556 0.11376297 0.110508713</text:p>
            <text:p text:style-name="P3">[21,] 0.13537906 0.04110856 0.13324599 0.15703176 0.34445076 0.21267505 0.11585582 0.044955541 0.135467342 0.291366679 0.15158181 0.204440810 0.10751009 0.02393989 0.08684244 0.108591141</text:p>
            <text:p text:style-name="P3">[22,] 0.15713640 0.07118312 0.16387664 0.20504118 0.18106604 0.19684303 0.20428079 0.066178163 0.178321943 0.281281237 0.17396054 0.118546048 0.06233593 0.04529454 0.14470366 0.103474040</text:p>
            <text:p text:style-name="P3">[23,] 0.04716478 0.14809358 0.13995985 0.10514318 0.09606215 0.04056075 0.09586107 0.009931164 0.105686975 0.136515520 0.04621834 0.110199437 0.13711169 0.06213233 0.09114175 0.017823150</text:p>
            <text:p text:style-name="P3">[24,] 0.07181994 0.30533838 0.10209480 0.22944837 0.11124893 0.05464729 0.18154443 0.022166856 0.061451322 0.269181686 0.07488410 0.079449457 0.05446671 0.12602067 0.12596082 0.007121117</text:p>
            <text:p text:style-name="P3">[25,] 0.05527867 0.43215945 0.14806684 0.26209196 0.24505608 0.10929463 0.30937212 0.046187841 0.136862344 0.460082919 0.04721008 0.109379863 0.08613171 0.22893953 0.13541291 0.015556846</text:p>
            <text:p text:style-name="P3">[26,] 0.03748413 0.08077590 0.18973052 0.11886230 0.08011675 0.21957998 0.08150867 0.091659668 0.058726941 0.147682700 0.02389015 0.171119034 0.10835494 0.13677533 0.17561880 0.031170921</text:p>
            <text:p text:style-name="P3">[27,] 0.07612053 0.08501980 0.34376543 0.08499717 0.17324409 0.12015745 0.15196217 0.141872707 0.050617488 0.048380795 0.03145066 0.057022239 0.10162842 0.23597598 0.19699698 0.021654513</text:p>
            <text:p text:style-name="P3">[28,] 0.02172785 0.10993619 0.28024570 0.16026725 0.11292041 0.10475371 0.11660447 0.047786240 0.103622124 0.082482087 0.06849697 0.112403675 0.03749575 0.11496445 0.15008829 0.047172942</text:p>
            <text:p text:style-name="P3">[29,] 0.04361562 0.11446431 0.13769106 0.13049045 0.16794968 0.06312722 0.08665087 0.034800251 0.034647925 0.063607265 0.07036522 0.086873715 0.06457022 0.08415222 0.01537312 0.088715106</text:p>
            <text:p text:style-name="P3">[30,] 0.03795510 0.18111987 0.16767725 0.03785843 0.06842504 0.08081525 0.09622282 0.069916912 0.008285468 0.138808390 0.13650234 0.188289617 0.14416563 0.08817665 0.03410751 0.090729083</text:p>
            <text:p text:style-name="P3">[31,] 0.03437669 0.07055623 0.08966019 0.07874702 0.12925738 0.03183219 0.05727337 0.043960587 0.013212555 0.114755913 0.05157904 0.073675477 0.15518636 0.09228170 0.05540658 0.103515872</text:p>
            <text:p text:style-name="P3">[32,] 0.04993666 0.05762780 0.06079506 0.09100970 0.12614341 0.05991513 0.04685525 0.030259167 0.026050327 0.051729748 0.03843716 0.155070243 0.03301949 0.02712101 0.07410976 0.051119957</text:p>
            <text:p text:style-name="P3">[33,] 0.07306883 0.09647866 0.08956208 0.07852879 0.18718855 0.02892038 0.05692301 0.041605124 0.056753117 0.098538582 0.07016932 0.238044652 0.06807308 0.05614047 0.16566898 0.025041626</text:p>
            <text:p text:style-name="P5"><text:s text:c="11"/><text:span text:style-name="T1">[,17] <text:s text:c="5"/>[,18] <text:s text:c="5"/>[,19] <text:s text:c="5"/>[,20] <text:s text:c="5"/>[,21] <text:s text:c="5"/>[,22] <text:s text:c="5"/>[,23] <text:s text:c="5"/>[,24] <text:s text:c="5"/>[,25] <text:s text:c="5"/>[,26] <text:s text:c="5"/>[,27] <text:s text:c="5"/>[,28] <text:s text:c="5"/>[,29] <text:s text:c="5"/>[,30]</text:span></text:p>
            <text:p text:style-name="P5"><text:s/><text:span text:style-name="T1">[1,] 0.11839746 0.05921569 0.04535925 0.03432275 0.18093832 0.07324106 0.11820605 0.19022438 0.02259258 0.13986723 0.02262008 0.09869675 0.08172815 0.21431961</text:span></text:p>
            <text:p text:style-name="P5"><text:s/><text:span text:style-name="T1">[2,] 0.08663081 0.02819463 0.10134754 0.07332368 0.16958427 0.08626643 0.01514403 0.02955989 0.03751973 0.09458338 0.02454049 0.13194748 0.03884760 0.26086703</text:span></text:p>
            <text:p text:style-name="P5"><text:s/><text:span text:style-name="T1">[3,] 0.18881246 0.02435703 0.04516190 0.10722962 0.08754975 0.04581985 0.03171743 0.06114879 0.02440025 0.18775373 0.04859396 0.06975603 0.04780917 0.08698713</text:span></text:p>
            <text:p text:style-name="P5"><text:s/><text:span text:style-name="T1">[4,] 0.11534144 0.05337936 0.05783272 0.04162839 0.08312151 0.04096251 0.06441440 0.05795709 0.04857877 0.19629050 0.10800686 0.15554849 0.10621938 0.05176231</text:span></text:p>
            <text:p text:style-name="P5"><text:s/><text:span text:style-name="T1">[5,] 0.05579341 0.03934862 0.02476415 0.01725026 0.06556261 0.07383788 0.02798842 0.05677925 0.05089117 0.05723500 0.11328288 0.10290809 0.02802642 0.09849469</text:span></text:p>
            <text:p text:style-name="P5"><text:s/><text:span text:style-name="T1">[6,] 0.04517829 0.07204209 0.04475681 0.02749547 0.03871921 0.04791883 0.06254401 0.07958502 0.11369554 0.05383907 0.06450913 0.03510599 0.03197257 0.15907170</text:span></text:p>
            <text:p text:style-name="P5"><text:s/><text:span text:style-name="T1">[7,] 0.03789800 0.08112024 0.09793801 0.02535612 0.08500443 0.07587794 0.11280927 0.13680311 0.15736719 0.09946012 0.05495304 0.03516869 0.06278086 0.09149146</text:span></text:p>
            <text:p text:style-name="P5"><text:s/><text:span text:style-name="T1">[8,] 0.02918309 0.02845785 0.10063506 0.04688873 0.13835355 0.02366802 0.08363149 0.08275416 0.06203425 0.09492724 0.02357345 0.07314699 0.03960364 0.18613565</text:span></text:p>
            <text:p text:style-name="P5"><text:s/><text:span text:style-name="T1">[9,] 0.02634635 0.03493797 0.03994024 0.02593677 0.12053811 0.02194109 0.04627289 0.10135478 0.05512465 0.12973899 0.02348251 0.15369710 0.08080157 0.13822179</text:span></text:p>
            <text:p text:style-name="P3">[10,] 0.04941314 0.05879132 0.08928739 0.05091106 0.06111031 0.03662009 0.03917303 0.06002090 0.02699169 0.08478966 0.05245933 0.10150964 0.17955699 0.03974968</text:p>
            <text:p text:style-name="P3">[11,] 0.10909988 0.08605522 0.13328674 0.11191082 0.13572247 0.05569643 0.07583619 0.04716835 0.03057358 0.02106462 0.11064693 0.08491946 0.21543689 0.08235937</text:p>
            <text:p text:style-name="P3">[12,] 0.23734815 0.06402221 0.15403566 0.16325609 0.05619816 0.05714939 0.10822254 0.05905176 0.06378899 0.04119662 0.11539155 0.06559199 0.01233401 0.17692078</text:p>
            <text:p text:style-name="P3">[13,] 0.33552453 0.10300839 0.11909350 0.29132645 0.12304177 0.11519220 0.11227243 0.09455040 0.08466637 0.03897989 0.12950017 0.11581933 0.01399845 0.19283810</text:p>
            <text:p text:style-name="P3">[14,] 0.16995824 0.11253845 0.04339634 0.21515022 0.04574897 0.12176542 0.06408349 0.08088082 0.13463896 0.08263153 0.12472662 0.12707934 0.02770418 0.14904546</text:p>
            <text:p text:style-name="P3">[15,] 0.07434906 0.01195899 0.07294625 0.32251291 0.06121090 0.05240968 0.01995153 0.09458094 0.04403441 0.13089401 0.06925080 0.07351585 0.04416087 0.05548736</text:p>
            <text:p text:style-name="P3">[16,] 0.01926518 0.01766264 0.06571072 0.30240013 0.07169285 0.06875185 0.02662694 0.09485712 0.08172787 0.17532107 0.08917268 0.05252690 0.02053113 0.08191322</text:p>
            <text:p text:style-name="P3">[17,] 0.03645326 0.03758371 0.11816814 0.06760561 0.04915495 0.09092906 0.02574890 0.08585650 0.13135463 0.09436267 0.05308062 0.09731981 0.04310329 0.10058396</text:p>
            <text:p text:style-name="P3">[18,] 0.06490801 0.08201455 0.13342775 0.15082266 0.05728207 0.14939495 0.05328191 0.17810452 0.06464600 0.04421308 0.08319973 0.17794831 0.08937120 0.20504315</text:p>
            <text:p text:style-name="P3">[19,] 0.10441516 0.12793248 0.17230775 0.16514855 0.12397511 0.23838848 0.08736393 0.20400450 0.07112583 0.05605744 0.04816532 0.22582345 0.15654753 0.32148702</text:p>
            <text:p text:style-name="P3">[20,] 0.07910490 0.14925633 0.11814458 0.17983550 0.16596718 0.15337978 0.14865390 0.13692918 0.13628680 0.07312238 0.07787941 0.10561333 0.14318957 0.11668757</text:p>
            <text:p text:style-name="P3">[21,] 0.13692218 0.12115775 0.23851571 0.19842727 0.07645884 0.12662645 0.06079397 0.16019230 0.16474545 0.03560294 0.16625487 0.16623710 0.16364181 0.07768466</text:p>
            <text:p text:style-name="P3">[22,] 0.06017409 0.15343666 0.17785640 0.20201821 0.09787719 0.14402622 0.10227789 0.16548153 0.17173223 0.07878264 0.13604401 0.13749223 0.21654891 0.04050810</text:p>
            <text:p text:style-name="P3">[23,] 0.10318389 0.03501942 0.03732112 0.04139892 0.08375863 0.02827809 0.10315111 0.05463854 0.06315190 0.11213178 0.08747287 0.05785691 0.03583793 0.04710456</text:p>
            <text:p text:style-name="P3">[24,] 0.12312443 0.05877542 0.05136634 0.07202357 0.06786197 0.05576250 0.05986569 0.05819739 0.13514811 0.08215693 0.07921071 0.03524820 0.05734057 0.10248166</text:p>
            <text:p text:style-name="P3">[25,] 0.11794594 0.13098130 0.07088983 0.11344149 0.01250655 0.06543579 0.05924418 0.10613068 0.24666704 0.08953359 0.08746728 0.06052776 0.10576421 0.10302527</text:p>
            <text:p text:style-name="P3">[26,] 0.14900621 0.15960159 0.08093548 0.20917302 0.02794304 0.08413488 0.05504089 0.10913229 0.08965429 0.05924364 0.08064130 0.10743863 0.04684523 0.10286146</text:p>
            <text:p text:style-name="P3">[27,] 0.03593886 0.10149985 0.02684050 0.23430030 0.06149800 0.12883229 0.06606006 0.18058769 0.04582087 0.08084956 0.15968336 0.06635490 0.07377810 0.16490350</text:p>
            <text:p text:style-name="P3">[28,] 0.07865970 0.05423484 0.01600767 0.21349135 0.04391426 0.07247362 0.06318774 0.13483013 0.10015128 0.02435854 0.11510550 0.04914205 0.10530671 0.09107539</text:p>
            <text:p text:style-name="P3">[29,] 0.10370060 0.02837305 0.01430056 0.12683689 0.09328451 0.06503380 0.04130813 0.04007200 0.08525772 0.05445307 0.12070651 0.10987135 0.05050080 0.12567212</text:p>
            <text:p text:style-name="P3">[30,] 0.11397593 0.01207451 0.03157343 0.17468475 0.03545680 0.06459855 0.04449197 0.08639367 0.04697836 0.07980747 0.15333343 0.15235453 0.05008395 0.15719516</text:p>
            <text:p text:style-name="P3">[31,] 0.04471428 0.01694908 0.07052028 0.12454782 0.07575385 0.13949907 0.02109169 0.06013421 0.09222721 0.08512426 0.06561673 0.03184912 0.02820715 0.09061567</text:p>
            <text:p text:style-name="P3">[32,] 0.08999307 0.02823147 0.11822772 0.02232264 0.16716149 0.04515754 0.03981359 0.08440019 0.05047360 0.11309164 0.07190630 0.03897595 0.04018783 0.02599681</text:p>
            <text:p text:style-name="P3">[33,] 0.11569612 0.04843845 0.07830757 0.04747504 0.07966807 0.05835490 0.08785288 0.06698610 0.08748736 0.05915855 0.09892794 0.05948563 0.05008834 0.03725890</text:p>
            <text:p text:style-name="P5"><text:s/><text:span text:style-name="T1">[ reached getOption("max.print") -- omitted 15 rows ]</text:span></text:p>
            <text:p text:style-name="P4"><text:span text:style-name="T3">&gt; #b-QUESTION 2 </text:span></text:p>
            <text:p text:style-name="P4"><text:span text:style-name="T3">&gt; #Predictive regression </text:span></text:p>
            <text:p text:style-name="P4"><text:span text:style-name="T3">&gt; #Determine the optimal h for both </text:span></text:p>
            <text:p text:style-name="P4"><text:span text:style-name="T3">&gt; #predictive regressions for all 30 DJ constituents</text:span></text:p>
            <text:p text:style-name="P4"><text:soft-page-break/><text:span text:style-name="T3">&gt; equation_left &lt;- NULL</text:span></text:p>
            <text:p text:style-name="P4"><text:span text:style-name="T3">&gt; for(i in 1:30) {</text:span></text:p>
            <text:p text:style-name="P4"><text:span text:style-name="T3">+ <text:s text:c="2"/>#As the formula: the one at the left of the equation is </text:span></text:p>
            <text:p text:style-name="P4"><text:span text:style-name="T3">+ <text:s text:c="2"/>#r_(s,t)/\sigma_(s,t-1)</text:span></text:p>
            <text:p text:style-name="P4"><text:span text:style-name="T3">+ <text:s text:c="2"/>#We bind them together as matrix</text:span></text:p>
            <text:p text:style-name="P4"><text:span text:style-name="T3">+ <text:s text:c="2"/>equation_left &lt;- cbind(equation_left, returns_last5[13:nrow(returns_last5),i]/sigmat[,i])</text:span></text:p>
            <text:p text:style-name="P8">+ </text:p>
            <text:p text:style-name="P4"><text:span text:style-name="T3">+ }</text:span></text:p>
            <text:p text:style-name="P4"><text:span text:style-name="T3">&gt; #find optimal h for all 30 stocks</text:span></text:p>
            <text:p text:style-name="P4"><text:span text:style-name="T3">&gt; optimal_h_30 &lt;- numeric(30)</text:span></text:p>
            <text:p text:style-name="P4"><text:span text:style-name="T3">&gt; for(i in 1:30) {</text:span></text:p>
            <text:p text:style-name="P4"><text:span text:style-name="T3">+ <text:s text:c="2"/></text:span></text:p>
            <text:p text:style-name="P4"><text:span text:style-name="T3">+ <text:s text:c="2"/>rh &lt;- numeric(12)</text:span></text:p>
            <text:p text:style-name="P4"><text:span text:style-name="T3">+ <text:s text:c="2"/>for(h in 1:12) {</text:span></text:p>
            <text:p text:style-name="P4"><text:span text:style-name="T3">+ <text:s text:c="4"/>#Actually there is a mapping between y and x</text:span></text:p>
            <text:p text:style-name="P4"><text:span text:style-name="T3">+ <text:s text:c="4"/>#y is the equation left item</text:span></text:p>
            <text:p text:style-name="P4"><text:span text:style-name="T3">+ <text:s text:c="4"/>#x is actually the sign of a rule return: (r_(s,t-h))</text:span></text:p>
            <text:p text:style-name="P4"><text:span text:style-name="T3">+ <text:s text:c="4"/>#Still, make a matrix to calculate together</text:span></text:p>
            <text:p text:style-name="P4"><text:span text:style-name="T3">+ <text:s text:c="4"/>#We start from h+1 because we start from h+1 th month using the previous h month data!</text:span></text:p>
            <text:p text:style-name="P4"><text:span text:style-name="T3">+ <text:s text:c="4"/>y &lt;- equation_left[(h+1):nrow(equation_left) ,i]</text:span></text:p>
            <text:p text:style-name="P4"><text:span text:style-name="T3">+ <text:s text:c="4"/>x &lt;- sign(returns_last5[(h+1):nrow(equation_left),i])</text:span></text:p>
            <text:p text:style-name="P4"><text:span text:style-name="T3">+ <text:s text:c="4"/>#We try to fit the model</text:span></text:p>
            <text:p text:style-name="P4"><text:span text:style-name="T3">+ <text:s text:c="4"/>model &lt;- lm(y ~ x)</text:span></text:p>
            <text:p text:style-name="P4"><text:span text:style-name="T3">+ <text:s text:c="4"/>#And then get the R_h</text:span></text:p>
            <text:p text:style-name="P4"><text:span text:style-name="T3">+ <text:s text:c="4"/>rh[h] &lt;- summary(model)$r.squared</text:span></text:p>
            <text:p text:style-name="P4"><text:span text:style-name="T3">+ <text:s text:c="2"/>}</text:span></text:p>
            <text:p text:style-name="P4"><text:span text:style-name="T3">+ <text:s text:c="2"/>#The optimal h is the one gets the highest R_h, isn't it?</text:span></text:p>
            <text:p text:style-name="P4"><text:span text:style-name="T3">+ <text:s text:c="2"/>optimal_h_30[i]&lt;- (1:12)[which.max(rh)]</text:span></text:p>
            <text:p text:style-name="P4"><text:span text:style-name="T3">+ }</text:span></text:p>
            <text:p text:style-name="P4"><text:span text:style-name="T3">&gt; #optimal h for 30 stocks with highest R-squared</text:span></text:p>
            <text:p text:style-name="P4"><text:span text:style-name="T3">&gt; #Add title for the result</text:span></text:p>
            <text:p text:style-name="P4"><text:span text:style-name="T3">&gt; names(optimal_h_30) &lt;- stocks</text:span></text:p>
            <text:p text:style-name="P4"><text:span text:style-name="T3">&gt; optimal_h_30</text:span></text:p>
            <text:p text:style-name="P2"><text:s/><text:span text:style-name="T1">MMM <text:s/>AXP AAPL <text:s text:c="2"/>BA <text:s/>CAT <text:s/>CVX CSCO <text:s text:c="2"/>KO <text:s/>DIS DWDP <text:s/>XOM <text:s text:c="2"/>GS <text:s text:c="2"/>HD <text:s/>IBM INTC <text:s/>JNJ <text:s/>JPM <text:s/>MCD <text:s/>MRK MSFT <text:s/>NKE <text:s/>PFE <text:s text:c="2"/>PG <text:s/>TRV <text:s/>UTX <text:s/>UNH <text:s text:c="2"/>VZ <text:s text:c="3"/>V <text:s/>WMT <text:s/>WBA </text:span></text:p>
            <text:p text:style-name="P5"><text:s text:c="2"/><text:span text:style-name="T1">11 <text:s text:c="3"/>2 <text:s text:c="2"/>12 <text:s text:c="2"/>11 <text:s text:c="3"/>1 <text:s text:c="3"/>1 <text:s text:c="3"/>6 <text:s text:c="3"/>2 <text:s text:c="3"/>9 <text:s text:c="3"/>1 <text:s text:c="2"/>11 <text:s text:c="3"/>3 <text:s text:c="3"/>8 <text:s text:c="3"/>7 <text:s text:c="3"/>5 <text:s text:c="3"/>2 <text:s text:c="3"/>2 <text:s text:c="3"/>9 <text:s text:c="3"/>9 <text:s text:c="3"/>8 <text:s text:c="2"/>12 <text:s text:c="3"/>4 <text:s text:c="3"/>8 <text:s text:c="2"/>11 <text:s text:c="2"/>10 <text:s text:c="2"/>11 <text:s text:c="2"/>10 <text:s text:c="3"/>1 <text:s text:c="2"/>10 <text:s text:c="3"/>7 </text:span></text:p>
            <text:p text:style-name="P4"><text:span text:style-name="T3">&gt; #Question 3</text:span></text:p>
            <text:p text:style-name="P4"><text:span text:style-name="T3">&gt; #Summarize he performance</text:span></text:p>
            <text:p text:style-name="P4"><text:span text:style-name="T3">&gt; #TSMOM</text:span></text:p>
            <text:p text:style-name="P4"><text:span text:style-name="T3">&gt; TSMOM &lt;- numeric(nrow(returns_last5) - 12)</text:span></text:p>
            <text:p text:style-name="P4"><text:span text:style-name="T3">&gt; #Start from the 13th month</text:span></text:p>
            <text:p text:style-name="P4"><text:span text:style-name="T3">&gt; for(i in 13:(nrow(returns_last5))) {</text:span></text:p>
            <text:p text:style-name="P4"><text:span text:style-name="T3">+ <text:s text:c="2"/>#B_st = sign(return_(t-h:t)) * 40% / \sigma_t</text:span></text:p>
            <text:p text:style-name="P4"><text:span text:style-name="T3">+ <text:s text:c="2"/>B_st &lt;- numeric(30)</text:span></text:p>
            <text:p text:style-name="P4"><text:span text:style-name="T3">+ <text:s text:c="2"/>for(j in 1:30) {</text:span></text:p>
            <text:p text:style-name="P4"><text:span text:style-name="T3">+ <text:s text:c="2"/>#assume hs = 12 for all stocks</text:span></text:p>
            <text:p text:style-name="P4"><text:span text:style-name="T3">+ <text:s text:c="4"/>B_st[j] &lt;- sign(returns_last5[(i -12),j] )* 40/100 / sigmat[i-12,j]</text:span></text:p>
            <text:p text:style-name="P4"><text:span text:style-name="T3">+ <text:s text:c="2"/>}</text:span></text:p>
            <text:p text:style-name="P4"><text:span text:style-name="T3">+ <text:s text:c="2"/>#Still calculate TSMOM, with B * R. Remove the na</text:span></text:p>
            <text:p text:style-name="P4"><text:span text:style-name="T3">+ <text:s text:c="2"/>TSMOM[i] &lt;- <text:s/>1/30 * sum(B_st * returns[i,], na.rm = TRUE)</text:span></text:p>
            <text:p text:style-name="P4"><text:span text:style-name="T3">+ }</text:span></text:p>
            <text:p text:style-name="P4"><text:span text:style-name="T3">&gt; #performances mean and vavriance of TSMOM portfolio</text:span></text:p>
            <text:p text:style-name="P4"><text:span text:style-name="T3">&gt; #You can see the mean is very small here</text:span></text:p>
            <text:p text:style-name="P4"><text:span text:style-name="T3">&gt; mean(TSMOM)</text:span></text:p>
            <text:p text:style-name="P1">[1] -0.0135907</text:p>
            <text:p text:style-name="P4"><text:soft-page-break/><text:span text:style-name="T3">&gt; var(TSMOM)</text:span></text:p>
            <text:p text:style-name="P1">[1] 0.01677537</text:p>
            <text:p text:style-name="P4"><text:span text:style-name="T3">&gt; perf_tsmom = ((12 * mean(TSMOM) - 0.02) / (sqrt(12) * sqrt(var(TSMOM))))</text:span></text:p>
            <text:p text:style-name="P4"><text:span text:style-name="T3">&gt; perf_tsmom</text:span></text:p>
            <text:p text:style-name="P1">[1] -0.4080697</text:p>
            <text:p text:style-name="P4"><text:span text:style-name="T3">&gt; #PARTC</text:span></text:p>
            <text:p text:style-name="P4"><text:span text:style-name="T3">&gt; #PARTC</text:span></text:p>
            <text:p text:style-name="P4"><text:span text:style-name="T3">&gt; #Question changed:</text:span></text:p>
            <text:p text:style-name="P4"><text:span text:style-name="T3">&gt; #The same as the 1st question.</text:span></text:p>
            <text:p text:style-name="P4"><text:span text:style-name="T3">&gt; #Similar with the ruleReturn function, however, the ER expression is changed.</text:span></text:p>
            <text:p text:style-name="P4"><text:span text:style-name="T3">&gt; ERh &lt;- function(h, m, r, retX) {</text:span></text:p>
            <text:p text:style-name="P4"><text:span text:style-name="T3">+ <text:s text:c="2"/>M&lt;-length(d(m,r))-1</text:span></text:p>
            <text:p text:style-name="P4"><text:span text:style-name="T3">+ <text:s text:c="2"/>acfs&lt;- acf(retX, plot=F, type="covariance", lag.max=M)$acf</text:span></text:p>
            <text:p text:style-name="P4"><text:span text:style-name="T3">+ <text:s text:c="2"/>#Actually the E(r_t) in formula</text:span></text:p>
            <text:p text:style-name="P4"><text:span text:style-name="T3">+ <text:s text:c="2"/>mX&lt;-mean(retX)</text:span></text:p>
            <text:p text:style-name="P4"><text:span text:style-name="T3">+ <text:s text:c="2"/>ds = d(m,r)</text:span></text:p>
            <text:p text:style-name="P4"><text:span text:style-name="T3">+ <text:s text:c="2"/>ER &lt;- 0</text:span></text:p>
            <text:p text:style-name="P4"><text:span text:style-name="T3">+ <text:s text:c="2"/>rXF = corXF(ds, retX)</text:span></text:p>
            <text:p text:style-name="P4"><text:span text:style-name="T3">+ <text:s text:c="2"/>for (i in (1:length(ds))){</text:span></text:p>
            <text:p text:style-name="P4"><text:span text:style-name="T3">+ <text:s text:c="4"/>#The sum of di * [r(i-j) - E(r_t)^2]</text:span></text:p>
            <text:p text:style-name="P4"><text:span text:style-name="T3">+ <text:s text:c="4"/>ER &lt;- ER + ds[i] * (rXF[m-r]- (mX^2))</text:span></text:p>
            <text:p text:style-name="P4"><text:span text:style-name="T3">+ <text:s text:c="2"/>}</text:span></text:p>
            <text:p text:style-name="P4"><text:span text:style-name="T3">+ <text:s text:c="2"/>#return ER</text:span></text:p>
            <text:p text:style-name="P4"><text:span text:style-name="T3">+ <text:s text:c="2"/>ER</text:span></text:p>
            <text:p text:style-name="P4"><text:span text:style-name="T3">+ }</text:span></text:p>
            <text:p text:style-name="P4"><text:span text:style-name="T3">&gt; all_mr2 &lt;- NULL</text:span></text:p>
            <text:p text:style-name="P4"><text:span text:style-name="T3">&gt; #Code from previous assignment, question 6/7</text:span></text:p>
            <text:p text:style-name="P4"><text:span text:style-name="T3">&gt; #Loop for each stock</text:span></text:p>
            <text:p text:style-name="P4"><text:span text:style-name="T3">&gt; for(stock in 1:30) {</text:span></text:p>
            <text:p text:style-name="P4"><text:span text:style-name="T3">+ <text:s text:c="2"/>#We generate the current ERH, from the previous m and r data</text:span></text:p>
            <text:p text:style-name="P4"><text:span text:style-name="T3">+ <text:s text:c="2"/>currERh = ERh(12, all_mr_double_ma[stock,1],all_mr_double_ma[stock,2],returns_last5[,stock])</text:span></text:p>
            <text:p text:style-name="P4"><text:span text:style-name="T3">+ <text:s text:c="2"/>#Monthly return</text:span></text:p>
            <text:p text:style-name="P4"><text:span text:style-name="T3">+ <text:s text:c="2"/>monthlyData &lt;-monthlyReturn(get(stocks[stock]), type="log")</text:span></text:p>
            <text:p text:style-name="P4"><text:span text:style-name="T3">+ <text:s text:c="4"/>#na.omit(ERh(12, all_mr_double_ma[stock,1],all_mr_double_ma[stock,2],returns_last5[,stock]))</text:span></text:p>
            <text:p text:style-name="P4"><text:span text:style-name="T3">+ <text:s text:c="2"/></text:span></text:p>
            <text:p text:style-name="P4"><text:span text:style-name="T3">+ <text:s text:c="2"/>#choose the optimal m and r for monthly data</text:span></text:p>
            <text:p text:style-name="P4"><text:span text:style-name="T3">+ <text:s text:c="2"/>result &lt;- numeric(0)</text:span></text:p>
            <text:p text:style-name="P4"><text:span text:style-name="T3">+ <text:s text:c="2"/>m &lt;- numeric(0)</text:span></text:p>
            <text:p text:style-name="P4"><text:span text:style-name="T3">+ <text:s text:c="2"/>r &lt;- numeric(0)</text:span></text:p>
            <text:p text:style-name="P4"><text:span text:style-name="T3">+ <text:s text:c="2"/>for (i in 2:11){</text:span></text:p>
            <text:p text:style-name="P4"><text:span text:style-name="T3">+ <text:s text:c="4"/>for(j in (i+1):12){</text:span></text:p>
            <text:p text:style-name="P4"><text:span text:style-name="T3">+ <text:s text:c="6"/>if(j&gt;i){</text:span></text:p>
            <text:p text:style-name="P4"><text:span text:style-name="T3">+ <text:s text:c="8"/>#We calculate the current ERh</text:span></text:p>
            <text:p text:style-name="P4"><text:span text:style-name="T3">+ <text:s text:c="8"/>result &lt;- c(result, ERh(12, m=j,r=i, monthlyData))</text:span></text:p>
            <text:p text:style-name="P4"><text:span text:style-name="T3">+ <text:s text:c="8"/>m &lt;- c(m,j)</text:span></text:p>
            <text:p text:style-name="P4"><text:span text:style-name="T3">+ <text:s text:c="8"/>r &lt;- c(r,i)</text:span></text:p>
            <text:p text:style-name="P4"><text:span text:style-name="T3">+ <text:s text:c="8"/></text:span></text:p>
            <text:p text:style-name="P4"><text:span text:style-name="T3">+ <text:s text:c="6"/>}</text:span></text:p>
            <text:p text:style-name="P4"><text:span text:style-name="T3">+ <text:s text:c="4"/>}</text:span></text:p>
            <text:p text:style-name="P4"><text:span text:style-name="T3">+ <text:s text:c="2"/>}</text:span></text:p>
            <text:p text:style-name="P4"><text:span text:style-name="T3">+ <text:s text:c="2"/>m_optimal &lt;- m[which.max(result)]</text:span></text:p>
            <text:p text:style-name="P4"><text:span text:style-name="T3">+ <text:s text:c="2"/>r_optimal &lt;- r[which.max(result)]</text:span></text:p>
            <text:p text:style-name="P4"><text:span text:style-name="T3">+ <text:s text:c="2"/></text:span></text:p>
            <text:p text:style-name="P4"><text:span text:style-name="T3">+ <text:s text:c="2"/>#combine them </text:span></text:p>
            <text:p text:style-name="P4"><text:soft-page-break/><text:span text:style-name="T3">+ <text:s text:c="2"/>all_mr2 &lt;- rbind(all_mr2, c(m_optimal, r_optimal))</text:span></text:p>
            <text:p text:style-name="P4"><text:span text:style-name="T3">+ }</text:span></text:p>
            <text:p text:style-name="P4"><text:span text:style-name="T3">&gt; row.names(all_mr2) &lt;- stocks</text:span></text:p>
            <text:p text:style-name="P4"><text:span text:style-name="T3">&gt; colnames(all_mr2) &lt;- c("m", "r")</text:span></text:p>
            <text:p text:style-name="P4"><text:span text:style-name="T3">&gt; #optimal m and r </text:span></text:p>
            <text:p text:style-name="P4"><text:span text:style-name="T3">&gt; #From the result, some of the result is the same as the first question.</text:span></text:p>
            <text:p text:style-name="P4"><text:span text:style-name="T3">&gt; #That's correct, as some of the m and r are truly the optimal ones, in both of the questions!</text:span></text:p>
            <text:p text:style-name="P4"><text:span text:style-name="T3">&gt; all_mr2</text:span></text:p>
            <text:p text:style-name="P2"><text:s text:c="6"/><text:span text:style-name="T1">m <text:s/>r</text:span></text:p>
            <text:p text:style-name="P3">MMM <text:s/>11 10</text:p>
            <text:p text:style-name="P3">AXP <text:s/>12 11</text:p>
            <text:p text:style-name="P3">AAPL 10 <text:s/>9</text:p>
            <text:p text:style-name="P3">BA <text:s text:c="2"/>10 <text:s/>9</text:p>
            <text:p text:style-name="P3">CAT <text:s text:c="2"/>9 <text:s/>8</text:p>
            <text:p text:style-name="P3">CVX <text:s text:c="2"/>9 <text:s/>8</text:p>
            <text:p text:style-name="P3">CSCO <text:s/>6 <text:s/>5</text:p>
            <text:p text:style-name="P3">KO <text:s text:c="3"/>7 <text:s/>6</text:p>
            <text:p text:style-name="P3">DIS <text:s/>10 <text:s/>9</text:p>
            <text:p text:style-name="P3">DWDP 11 10</text:p>
            <text:p text:style-name="P3">XOM <text:s/>11 10</text:p>
            <text:p text:style-name="P3">GS <text:s text:c="3"/>9 <text:s/>8</text:p>
            <text:p text:style-name="P3">HD <text:s text:c="2"/>10 <text:s/>9</text:p>
            <text:p text:style-name="P3">IBM <text:s text:c="2"/>3 <text:s/>2</text:p>
            <text:p text:style-name="P3">INTC <text:s/>3 <text:s/>2</text:p>
            <text:p text:style-name="P3">JNJ <text:s text:c="2"/>4 <text:s/>3</text:p>
            <text:p text:style-name="P3">JPM <text:s text:c="2"/>9 <text:s/>8</text:p>
            <text:p text:style-name="P3">MCD <text:s text:c="2"/>7 <text:s/>6</text:p>
            <text:p text:style-name="P3">MRK <text:s text:c="2"/>7 <text:s/>6</text:p>
            <text:p text:style-name="P3">MSFT <text:s/>9 <text:s/>8</text:p>
            <text:p text:style-name="P3">NKE <text:s text:c="2"/>8 <text:s/>7</text:p>
            <text:p text:style-name="P3">PFE <text:s text:c="2"/>3 <text:s/>2</text:p>
            <text:p text:style-name="P3">PG <text:s text:c="3"/>4 <text:s/>3</text:p>
            <text:p text:style-name="P3">TRV <text:s/>11 10</text:p>
            <text:p text:style-name="P3">UTX <text:s text:c="2"/>3 <text:s/>2</text:p>
            <text:p text:style-name="P3">UNH <text:s text:c="2"/>4 <text:s/>3</text:p>
            <text:p text:style-name="P3">VZ <text:s text:c="2"/>12 11</text:p>
            <text:p text:style-name="P3">V <text:s text:c="4"/>6 <text:s/>5</text:p>
            <text:p text:style-name="P3">WMT <text:s text:c="2"/>3 <text:s/>2</text:p>
            <text:p text:style-name="P3">WBA <text:s/>11 10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1">&gt; 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1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04:11:42.578470321</meta:creation-date>
    <dc:date>2019-02-24T12:35:52.070034371</dc:date>
    <meta:editing-duration>PT1H57M55S</meta:editing-duration>
    <meta:editing-cycles>1</meta:editing-cycles>
    <meta:document-statistic meta:table-count="2" meta:image-count="0" meta:object-count="0" meta:page-count="12" meta:paragraph-count="615" meta:word-count="4159" meta:character-count="30853" meta:non-whitespace-character-count="26107"/>
    <meta:generator>LibreOffice/6.0.7.3$Linux_X86_64 LibreOffice_project/00m0$Build-3</meta:generator>
  </office:meta>
</office:document-meta>
</file>